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728BAB0E3438D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af63b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8bc5a" fo:background-color="transparent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text-properties officeooo:paragraph-rsid="0028bc5a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8" style:family="paragraph" style:parent-style-name="Table_20_Contents">
      <style:text-properties officeooo:rsid="002af63b" officeooo:paragraph-rsid="002af63b"/>
    </style:style>
    <style:style style:name="P19" style:family="paragraph" style:parent-style-name="Table_20_Contents" style:list-style-name="L1">
      <style:text-properties officeooo:rsid="002af63b" officeooo:paragraph-rsid="002af63b"/>
    </style:style>
    <style:style style:name="P20" style:family="paragraph" style:parent-style-name="Table_20_Contents">
      <style:paragraph-properties fo:text-align="start" style:justify-single-word="false"/>
      <style:text-properties officeooo:paragraph-rsid="002cad0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f63b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4864c3"/>
    </style:style>
    <style:style style:name="T17" style:family="text">
      <style:text-properties officeooo:rsid="0026dc09"/>
    </style:style>
    <style:style style:name="T18" style:family="text">
      <style:text-properties officeooo:rsid="003b2b9b"/>
    </style:style>
    <style:style style:name="T19" style:family="text">
      <style:text-properties officeooo:rsid="002af63b"/>
    </style:style>
    <style:style style:name="T20" style:family="text">
      <style:text-properties officeooo:rsid="002a37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2">sp. zn. </text:span>#4556</text:p>
      <text:p text:style-name="P16"><text:s/></text:p>
      <text:p text:style-name="P4"><text:span text:style-name="T19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3"><text:span text:style-name="T8">Zadavatel</text:span><text:span text:style-name="T10">:</text:span></text:p>
          </table:table-cell>
          <table:table-cell table:style-name="Tabulka1.A1" office:value-type="string">
            <text:p text:style-name="P20"><text:span text:style-name="T8">Česká pirátská strana, </text:span>organizační složka: <text:span text:style-name="T20">Personální odbor</text:span></text:p>
            <text:p text:style-name="P14">z<text:span text:style-name="T13">a</text:span>st<text:span text:style-name="T13">o</text:span>up<text:span text:style-name="T13">ena</text:span>: <text:span text:style-name="T15">Bc. Jana Rohová, jana.rohova@pirati.cz, vedoucí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0">:</text:span></text:p>
          </table:table-cell>
          <table:table-cell table:style-name="Tabulka1.A1" office:value-type="string">
            <text:p text:style-name="P15"><text:span text:style-name="T13">Jméno</text:span>: Yveta Martinková</text:p>
            <text:p text:style-name="P15"><text:span text:style-name="T18">IČO</text:span>: <text:span text:style-name="T18">06481990</text:span> <text:s text:c="2"/><text:span text:style-name="T18">sídlo: Kroměříž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Předmět dodatku</text:span><text:span text:style-name="T11">:</text:span></text:p>
          </table:table-cell>
          <table:table-cell table:style-name="Tabulka1.A1" office:value-type="string">
            <text:p text:style-name="P18">Změna termínu:</text:p>
            <text:list xml:id="list8776937882395767165" text:style-name="L1">
              <text:list-item>
                <text:p text:style-name="P19">do 28.2.2018</text:p>
              </text:list-item>
            </text:list>
          </table:table-cell>
        </table:table-row>
      </table:table>
      <text:p text:style-name="P11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8">V <text:span text:style-name="T14">Praze</text:span> dne <text:s/><text:span text:style-name="T19">28.2.2018</text:span></text:p>
      <text:p text:style-name="P7">Za zadavatele: <text:tab/><text:tab/><text:tab/>Za dodavatele: </text:p>
      <text:p text:style-name="P10"><text:span text:style-name="T17">Jana Rohová</text:span><text:tab/><text:tab/><text:tab/> Yveta Martinková</text:p>
      <text:p text:style-name="P9"/>
      <text:p text:style-name="P7">….................<text:tab/><text:tab/><text:tab/>….................</text:p>
      <text:p text:style-name="P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728BAB0E3438D31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08:16.571072806</dc:date>
    <meta:editing-cycles>110</meta:editing-cycles>
    <meta:editing-duration>P24DT13H14M51S</meta:editing-duration>
    <meta:generator>LibreOffice/5.1.6.2$Linux_X86_64 LibreOffice_project/10m0$Build-2</meta:generator>
    <meta:print-date>2018-03-12T13:32:41.209746858</meta:print-date>
    <meta:document-statistic meta:table-count="1" meta:image-count="1" meta:object-count="0" meta:page-count="1" meta:paragraph-count="23" meta:word-count="135" meta:character-count="1007" meta:non-whitespace-character-count="879"/>
    <meta:user-defined meta:name="Informace 1"/>
    <meta:user-defined meta:name="Informace 2"/>
    <meta:user-defined meta:name="Informace 3"/>
    <meta:user-defined meta:name="Informace 4"/>
  </office:meta>
</office:document-meta>
</file>